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Helvetica" svg:font-family="Helvetic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a0a0a" style:font-name="Arial" fo:font-size="11pt" fo:font-weight="normal" style:font-size-asian="11pt" style:font-weight-asian="normal" style:font-name-complex="Helvetica" style:font-size-complex="11pt" style:font-weight-complex="normal"/>
    </style:style>
    <style:style style:name="P2" style:family="paragraph" style:parent-style-name="Standard">
      <style:text-properties fo:color="#0000ff" style:font-name="Arial" fo:font-size="11pt" fo:font-weight="normal" style:font-size-asian="11pt" style:font-weight-asian="normal" style:font-name-complex="Helvetica" style:font-size-complex="11pt" style:font-weight-complex="normal"/>
    </style:style>
    <style:style style:name="P3" style:family="paragraph" style:parent-style-name="Standard">
      <style:text-properties fo:color="#009900" style:font-name="Arial" fo:font-size="11pt" fo:font-weight="normal" style:font-size-asian="11pt" style:font-weight-asian="normal" style:font-name-complex="Helvetica" style:font-size-complex="11pt" style:font-weight-complex="normal"/>
    </style:style>
    <style:style style:name="P4" style:family="paragraph" style:parent-style-name="Standard">
      <style:text-properties fo:color="#7e0021" style:font-name="Arial" fo:font-size="11pt" fo:font-weight="normal" style:font-size-asian="11pt" style:font-weight-asian="normal" style:font-name-complex="Helvetica" style:font-size-complex="11pt" style:font-weight-complex="normal"/>
    </style:style>
    <style:style style:name="P5" style:family="paragraph" style:parent-style-name="Standard" style:master-page-name="Standard">
      <style:paragraph-properties style:page-number="auto"/>
      <style:text-properties fo:color="#0000ff" style:font-name="Arial" fo:font-size="11pt" fo:font-weight="normal" style:font-size-asian="11pt" style:font-weight-asian="normal" style:font-name-complex="Helvetica" style:font-size-complex="11pt" style:font-weight-complex="normal"/>
    </style:style>
    <style:style style:name="T1" style:family="text">
      <style:text-properties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onero – Titoktartásra koncentrálva</text:p>
      <text:p text:style-name="P2">Monero a világ első, titkos, biztonságos és lenyomozhatatlan digitális valutája. Alapból minden Monero tranzakció lenyomozhatatlan, tehát lehetetlen kideríteni ki küldött pénzt kinek. Valójában, ha nem te vagy a tranzakció küldő vagy fogadó fele, az összeget sem lehet megállapítani.</text:p>
      <text:p text:style-name="P2">Monero (XMR) 2014 Áprilisában indult, azzal a céllal, hogy egy igazi privát kripto valutává váljon. Nem úgy, mint a legtöbb második generációs kriptonpénz, nem ---Bitcoin leágazásaként indult. Egy új protokoll az úgynevezett <text:s/>Cryptonote-ra lett építve, amely lehetővé tette a titkosítási funkciók beleépítését amin a fejlesztői csapat dolgozott.</text:p>
      <text:p text:style-name="P2">Monero nem egy vállalat (nem úgy mint ---Ripple). Kriptográfia és ---blokklánc szakértők a világ minden tájáról a saját idejükben dolgoznak, vagy a közösség általi adományokkal finanszírozzák a fejlesztéseket. Ez azt jelenti, hogy Monero-t nem lehet leállítani és semmilyen joghatóság nem korlátozza.</text:p>
      <text:p text:style-name="P3">Monero vs Bitcoin anonimitás</text:p>
      <text:p text:style-name="P3">Amíg Bitcoin-al extra lépéseket kell megtenni ahhoz, hogy valaki anonim maradjon, addig Monero-nál ez egy alap funkció. Lenyomozhatatlan tranzakciók és anonimitás szerves része a protokollnak.</text:p>
      <text:p text:style-name="P3">Bitcoin álneveket használ, tehát a felhasználók valós személyazonosságuk nélkül bonyolíthatnak le tranzakciókat. Ahelyett, hogy valós személyazonosságokat használna, mint ahogy a bankok teszik, Bitcoin címeket használ, hogy a tranzakciók létrejöjjenek a tárcák között. </text:p>
      <text:p text:style-name="P3">A probléma, hogy ezek a címek, a tranzakció információkkal együtt egy nyilvános főkönyvön van tárolva. Annak ellenére, hogy a felhasználók a valós személyazonosságuk nélkül bonyolíthatnak le tranzakciókat, manapság köztudott, hogy a Bitcoin blokkláncot adat bányásszák blokklánc elemző cégek. <text:span text:style-name="T1">---These companies are able to de-anonymize Bitcoin transactions with a high degree of accuracy.---</text:span></text:p>
      <text:p text:style-name="P3">Az anonim és lenyomozhatatlan tranzakciók mellékhatása, hogy Monero jobban „helyettesíthető” mint Bitcoin. Helyettesíthetőség azt jelenti, hogy nem lehet megkülönböztetni egyik érmét a másiktól. A Bitcoin-ok megfertőződhetnek. Például, ha egy kriptopénz váltó weboldalt feltörtek és egy bizonyos összegű Bitcoin-t ellopták, ezek a Bitcoin-ok visszakövethetők és később fekete listára tehetők váltó weboldalak és kereskedők által. Ez a Bitcoin-ok egy részét elkölthetetlenné teszi amely nem ideális egy digitális valutának. Ha véletlenül feketelistán lévő Bitcoin kerül a tulajdonodba, ez igen kellemetlenül tud érinteni. Monero lenyomozhatatlansága miatt ez nem jelent problémát.</text:p>
      <text:p text:style-name="P3"/>
      <text:p text:style-name="P4">Monero (XMR) készlet</text:p>
      <text:p text:style-name="P4">Monero teljes készlet matematikája meglehetősen okos. 18.4 millió XMR lesz a teljes készlet amit 2022 -ig fognak kibányászni. Ezután 0.3 XMR-t engednek a rendszerbe percenként az örökkévalóságig. Ez a 0.3 XMR per perc biztosítja, hogy ne legyen készlethiány, és ösztönzi a bányászokat, hogy folytassák a munkát. Ezenkívül, egy elfogadható inflációs ráta is lesz.</text:p>
      <text:p text:style-name="P4"/>
      <text:p text:style-name="P1"/>
      <text:p text:style-name="P1"/>
      <text:p text:style-name="P1"><text:soft-page-break/></text:p>
      <text:p text:style-name="P1">Mennyire nyomon követhető Monero?</text:p>
      <text:p text:style-name="P1">A gyűrű aláírások kihasználásával, Monero képes biztosítani, hogy a tranzakciók nem csak lenyomozhatatlanok, hanem egyfajta (elrejt) homályosság fedi a tranzakciókat ezáltal biztosítva, hogy ne lehessen visszavezetni egy személyre vagy számítógépre.</text:p>
      <text:p text:style-name="P1">By taking advantage of ring signatures, a special property of certain types of cryptography, Monero is able to ensure that transactions are not only untraceable, but have an optional measure of ambiguity that ensures that transactions cannot easily be tied back to an individual user or computer.</text:p>
      <text:p text:style-name="P1">Mennyire biztonságos Monero?</text:p>
      <text:p text:style-name="P1">Az elosztott peer-to-peer együttműködési hálózat erejével minden tranzakció kriptográfiával biztosított. Minden számlának van egy 25 szóból álló biztonsági kifejezése amelyet létrehozáskor le kell jegyezni. Ez a biztonsági kifejezés biztonsági mentésként használható. A számla fájljai biztosítva vannak egy jelszóval, hogy biztosítsák lopás ellen.</text:p>
      <text:p text:style-name="P1">Mennyire privát Monero?</text:p>
      <text:p text:style-name="P1">Bitcoin tranzakciók alap beállítása teljesen átlátszó és álnévhez kötött, hacsak nem teszünk plusz lépéseket, hogy elrejtsük identitásunkat (például VPN). Ez azt jelenti, hogy az IP címed hozzáköthető az éppen használatos eszközödhöz, amely pedig hozzáköthető a személyazonosságodhoz, elegendő erőforrás ráfordításával.</text:p>
      <text:p text:style-name="P1">Monero kriptográfiailag biztosított rendszere segítségével küldhetsz és fogadhatsz pénzt anélkül, hogy a tranzakcióid egyszerűen felfedezhetőek legyenek a blokkláncon. Ez azt jelenti, hogy a vásárlásaid és minden tranzakciód teljesen privát már alapból.</text:p>
      <text:p text:style-name="P1">Lopakodó címek</text:p>
      <text:p text:style-name="P1">A lopakodó cím vagyis az egyszer használatos nyilvános kulcs megakadályozza, hogy a fogadó fél pénze a pénztárcájával legyen összekötve. Minden alkalommal amikor valaki Monero-t fogad, a kriptopénz tárca új címet generál amit csak egyszer lehet használni.</text:p>
      <text:p text:style-name="P1">Ezzel kiküszöbölhető a cím újrahasználat ami megtalálható más kriptopénzek esetében, mint például Bitcoin, amely így egyszerűbbé teszi a cím tulajának lenyomozását.</text:p>
      <text:p text:style-name="P1">Gyűrű aláírások</text:p>
      <text:p text:style-name="P1">Amikot Monero-t küldesz valakinek az utalásod automatikusan összekeveredik több másik utalással, ez az úgynevezett Gyűrű, ahol aláírásra kerül valamelyik a Gyűrűben lévő küldő fél által. Lehetetlen tudni, ki írta alá a Gyűrűt, ezért az utalásod lenyomozhatatlan marad. </text:p>
      <text:p text:style-name="P1">Titkosított gyűrű tranzakciók - elrejtik a tranzakció összegét</text:p>
      <text:p text:style-name="P1">A küldőnek elég pont annyi információt felfedni ahhoz, hogy a bányászok megerősítsék a tranzakciót anélkül, hogy nyilvánossá tenné a tranzakció összegét. Ezáltal engedélyezi, hogy a tranzakció megerősítést nyerjen anélkül, hogy a felhasználó elveszítené a ---privacy---</text:p>
      <text:p text:style-name="P1"/>
      <text:p text:style-name="P1">MONERO AND THE DARKNET</text:p>
      <text:p text:style-name="P1">Darknet markets such as Libertas have started moving away from Bitcoin and towards using Monero exclusively. When the Darknet market Alphabay was shut down by authorities, they <text:soft-page-break/>were able to determine how much Bitcoin, Litecon, and Ethereum the owner had - but not Monero. Because of its privacy features, they couldn’t even tell how much Monero he had.</text:p>
      <text:p text:style-name="P1">Project coral reef</text:p>
      <text:p text:style-name="P1"/>
      <text:p text:style-name="P1">Monero vásárlás és tárolás</text:p>
      <text:p text:style-name="P1">Sajnos Monero-t nem olyan egyszerű vásárolni mint Bitcoin-t. Valamelyik kriptopénz kereskedő weboldalt kell használni. </text:p>
      <text:p text:style-name="P1">Legegyszerűbb módja ha előszór Bitcoin-t vásárolsz CB vagy BP-án. Eztután többek között Binance vagy Bitfinex segítségével cserélheted Bitcoin-t Monero-ra . ----Binance és Bitfinex oldalon részletes útmutatót találsz kriptopénz vásárlással kapcsolatban. </text:p>
      <text:p text:style-name="P1">Legegyszerűbb módja a tárolásnak a ---mymonero web tárca. Valamint a hivatalos oldalról letölthető <text:a xlink:type="simple" xlink:href="https://getmonero.org/downloads" text:style-name="Internet_20_link" text:visited-style-name="Visited_20_Internet_20_Link">https://getmonero.org/downloads</text:a>/ tárca amely használható Windows, Mac és Linux -on is. </text:p>
      <text:p text:style-name="P1">A Monero közösség most ??? pénzelt??? egy dedikált hardver tárcát amely készítése folyamatban van. Valamint Ledger is dolgozik a Monero támogatásának beépítésén. </text:p>
      <text:p text:style-name="P1"/>
      <text:p text:style-name="P1">Záró gondolatok</text:p>
      <text:p text:style-name="P1">Megalapítása óta Monero saját magának töri az utat előre haladva a privát kriptopénz innovációban. A korai akadályok ellenére Monero vezető szerepet tölt be az anonim és lenyomozhatatlan kriptopénzek piacán. </text:p>
      <text:p text:style-name="P1">A Monero-hoz hasonló anonim kriptopénzek elengedhetetlenül is az alvilággal és a Darkweb-el kerülnek összefüggésbe. Azonban lehet, hogy javít Monero összképén, hogy több mint 50 meghatározó zenész és együttes elfogadja a Monero-t mint fizetőeszközt a saját online boltjaiban. ---https://www.projectcoralreef.co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Helvetica" svg:font-family="Helvetic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hu" fo:country="HU"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hu" fo:country="HU"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Helvetica"/>
    </style:style>
    <style:style style:name="ListLabel_20_2" style:display-name="ListLabel 2" style:family="text">
      <style:text-properties style:font-name-complex="Courier New"/>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Helvetica"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li</meta:initial-creator>
    <meta:editing-cycles>63</meta:editing-cycles>
    <meta:creation-date>2017-12-29T10:16:00</meta:creation-date>
    <dc:date>2018-01-15T11:05:14.81</dc:date>
    <meta:editing-duration>P1DT3H2M48S</meta:editing-duration>
    <meta:generator>OpenOffice/4.1.4$Win32 OpenOffice.org_project/414m5$Build-9788</meta:generator>
    <meta:document-statistic meta:table-count="0" meta:image-count="0" meta:object-count="0" meta:page-count="3" meta:paragraph-count="37" meta:word-count="960" meta:character-count="717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